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3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z</text:p>
          </table:table-cell>
          <table:table-cell table:style-name="Default" office:value-type="string" calcext:value-type="string">
            <text:p>flr(Sz/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2]/2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3]/2)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4]/2)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5]/2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6]/2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7]/2)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8]/2)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9]/2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0]/2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08:13:09.756766948</meta:creation-date>
    <dc:date>2017-11-04T09:40:27.938252765</dc:date>
    <meta:editing-duration>PT26M27S</meta:editing-duration>
    <meta:editing-cycles>1</meta:editing-cycles>
    <meta:document-statistic meta:table-count="1" meta:cell-count="170" meta:object-count="0"/>
    <meta:generator>LibreOffice/5.4.1.2$Linux_X86_64 LibreOffice_project/40m0$Build-2</meta:generator>
  </office:meta>
</office:document-meta>
</file>